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6cm" svg:height="8.547cm" svg:x="0.004cm" svg:y="0.9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5:07:24.295717202</dc:date>
    <meta:editing-duration>PT6M7S</meta:editing-duration>
    <meta:editing-cycles>21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28587913910472E-015">
                <text:p>-1.2858791391047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65327317884893E-015">
                <text:p>1.65327317884893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375999700692918">
                <text:p>-0.3759997006929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7.34973773679388E-015">
                <text:p>-7.34973773679388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746069661494563">
                <text:p>0.7460696614945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375999700692908">
                <text:p>0.3759997006929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94100925986341E-015">
                <text:p>-2.94100925986341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746069661494563">
                <text:p>-0.7460696614945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31153972832738">
                <text:p>-2.311539728327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746069661494568">
                <text:p>-0.7460696614945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375999700692919">
                <text:p>-0.375999700692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8.08452581628229E-015">
                <text:p>-8.08452581628229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746069661494552">
                <text:p>0.7460696614945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44526102230516">
                <text:p>1.44526102230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10437365805405">
                <text:p>1.10437365805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375999700692908">
                <text:p>0.375999700692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2.206221180375E-015">
                <text:p>-2.20622118037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